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3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3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36"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37"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5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5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55"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fo:font-variant="small-caps"/>
    </style:style>
    <style:style style:name="T141" style:family="text">
      <style:text-properties style:font-name="serif" fo:font-size="11.25pt"/>
    </style:style>
    <style:style style:name="T142" style:family="text">
      <style:text-properties officeooo:rsid="00a1f8e3"/>
    </style:style>
    <style:style style:name="T143" style:family="text">
      <style:text-properties officeooo:rsid="00a6752e"/>
    </style:style>
    <style:style style:name="T144" style:family="text">
      <style:text-properties style:text-position="0% 100%" style:font-name="Liberation Sans" fo:font-size="12pt" style:font-size-asian="12pt" style:font-size-complex="12pt"/>
    </style:style>
    <style:style style:name="T145" style:family="text">
      <style:text-properties style:text-position="0% 100%" style:font-name="Liberation Sans" fo:font-size="12pt" officeooo:rsid="028d8ea4" style:font-size-asian="12pt" style:font-size-complex="12pt"/>
    </style:style>
    <style:style style:name="T146" style:family="text">
      <style:text-properties style:text-position="0% 100%" officeooo:rsid="00a6752e"/>
    </style:style>
    <style:style style:name="T147" style:family="text">
      <style:text-properties style:text-position="0% 100%" officeooo:rsid="00aacc62"/>
    </style:style>
    <style:style style:name="T148" style:family="text">
      <style:text-properties style:text-position="0% 100%" officeooo:rsid="00aae3df"/>
    </style:style>
    <style:style style:name="T149" style:family="text">
      <style:text-properties officeooo:rsid="00c1b8ca"/>
    </style:style>
    <style:style style:name="T150" style:family="text">
      <style:text-properties officeooo:rsid="00c282f8"/>
    </style:style>
    <style:style style:name="T151" style:family="text">
      <style:text-properties officeooo:rsid="00c28e25"/>
    </style:style>
    <style:style style:name="T152" style:family="text">
      <style:text-properties fo:color="#202124" style:font-name="Liberation Sans" officeooo:rsid="00c28e25"/>
    </style:style>
    <style:style style:name="T153"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54" style:family="text">
      <style:text-properties officeooo:rsid="02540cf1"/>
    </style:style>
    <style:style style:name="T155" style:family="text">
      <style:text-properties officeooo:rsid="00cb497c"/>
    </style:style>
    <style:style style:name="T156" style:family="text">
      <style:text-properties officeooo:rsid="00cbfab0"/>
    </style:style>
    <style:style style:name="T157" style:family="text">
      <style:text-properties officeooo:rsid="00d5a594"/>
    </style:style>
    <style:style style:name="T158" style:family="text">
      <style:text-properties officeooo:rsid="00dc177f"/>
    </style:style>
    <style:style style:name="T159" style:family="text">
      <style:text-properties officeooo:rsid="00dc2b71"/>
    </style:style>
    <style:style style:name="T160" style:family="text">
      <style:text-properties officeooo:rsid="00dd7020"/>
    </style:style>
    <style:style style:name="T161" style:family="text">
      <style:text-properties officeooo:rsid="00dda162"/>
    </style:style>
    <style:style style:name="T162" style:family="text">
      <style:text-properties officeooo:rsid="00def843"/>
    </style:style>
    <style:style style:name="T163" style:family="text">
      <style:text-properties officeooo:rsid="00e436f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1600540639" text:style-name="L1">
        <text:list-header>
          <text:p text:style-name="P155"><text:span text:style-name="T79">2</text:span>Algunos antecedentes.</text:p>
        </text:list-header>
      </text:list>
      <text:p text:style-name="P38"><text:soft-page-break/><text:span text:style-name="T79">3.</text:span>El propósito del trabajo de investigación, es decir, hacia dónde el autor dirige sus pasos con la <text:span text:style-name="T23">tesis</text:span>.</text:p>
      <text:p text:style-name="P38"><text:span text:style-name="T79">4.</text:span>La exposición general del tema.</text:p>
      <text:p text:style-name="P30">Ó :</text:p>
      <text:p text:style-name="P29">1.Establecer la importancia del tema.</text:p>
      <text:p text:style-name="P39"><text:span text:style-name="T79">2.</text:span>Discutir investigaciones previas y / o actuales en el campo</text:p>
      <text:p text:style-name="P39"><text:span text:style-name="T79">3.</text:span>Identificar el problema y explicar el enfoque adoptado para resolverlo.</text:p>
      <text:p text:style-name="P39"><text:span text:style-name="T79">4.</text:span>Describir brevemente el presente documento.</text:p>
      <text:p text:style-name="P39"/>
      <text:p text:style-name="P34">Yo creo que: </text:p>
      <text:p text:style-name="P37">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7"/>
      <text:p text:style-name="P6"><text:span text:style-name="T4">Idea principal descartada :</text:span><text:span text:style-name="T103"> </text:span>1. Cronobiologia:</text:p>
      <text:p text:style-name="P47"><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2">493</text:span></text:p>
      <text:p text:style-name="P44"/>
      <text:p text:style-name="P74"><text:span text:style-name="T50">f</text:span><text:span text:style-name="T49">igura timeline:</text:span></text:p>
      <text:p text:style-name="P80"><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137">Duhamel Du Monceau, H. L. in La Physique des Arbres.</text:p>
      <text:p text:style-name="P137">(H. L. Guerin &amp; L. F. Delatour, Paris, 1759) (in French). <text:span text:style-name="T150">Temp constante</text:span></text:p>
      <text:p text:style-name="P137"/>
      <text:p text:style-name="P137">De Candolle, A. P. in Physiologie végétale (Bechet Jeune,</text:p>
      <text:p text:style-name="P137">Paris, 1832) (in French). <text:span text:style-name="T150">Endogenous clock in plants</text:span></text:p>
      <text:p text:style-name="P137"><text:soft-page-break/></text:p>
      <text:p text:style-name="P137">Richter, C. P. A behavioristic study of the activity of the</text:p>
      <text:p text:style-name="P137">rat. Comp. Psychol. Monogr. 1, 1–55 (1922). <text:span text:style-name="T150">animals</text:span></text:p>
      <text:p text:style-name="P137">(Sweeney and Hastings 1957) <text:span text:style-name="T149">microalgae</text:span></text:p>
      <text:p text:style-name="P137">Mitsui et al. 1986 <text:span text:style-name="T149">in bacteria</text:span></text:p>
      <text:p text:style-name="P137">Somers, D. E., Webb, A. A., Pearson, M. &amp; Kay, S. A.</text:p>
      <text:p text:style-name="P137">The short-period mutant, toc1–1, alters circadian clock</text:p>
      <text:p text:style-name="P137">regulation of multiple outputs throughout development</text:p>
      <text:p text:style-name="P137">in Arabidopsis thaliana. Development 125, 485–494</text:p>
      <text:p text:style-name="P137">(1998). <text:span text:style-name="T150">clock gene in plants</text:span></text:p>
      <text:p text:style-name="P137">Akhtar, R. A. et al. Circadian cycling of the mouse liver</text:p>
      <text:p text:style-name="P137">transcriptome, as revealed by cDNA microarray, is driven</text:p>
      <text:p text:style-name="P137">by the suprachiasmatic nucleus. Curr. Biol. 12, 540–550</text:p>
      <text:p text:style-name="P137">(2001). <text:span text:style-name="T151">fisrt transcriptome</text:span></text:p>
      <text:p text:style-name="P137">Eissenberg, J.C. and Elgin, S.C. (2006) Marking time. Nat. Genet. 38, 276–</text:p>
      <text:p text:style-name="P137"><text:span text:style-name="T49">277. </text:span><text:span text:style-name="T152">epigenetics</text:span></text:p>
      <text:p text:style-name="P49"/>
      <text:p text:style-name="P45">ideas papers: </text:p>
      <text:p text:style-name="P34">-<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oft-page-break/>-<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4"/>
      <text:p text:style-name="P34">-<text:span text:style-name="T89">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0"/>
      <text:p text:style-name="P42">-<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3">den Phaseolus Blättern. Jahrbücher für wissenschaftliche</text:p>
      <text:p text:style-name="P42"><text:span text:style-name="T94">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0">The complexity </text:span>of the clock was viewed as an obstacle to its genetic analysis. Eventually, pioneering mutagenesis screens</text:p>
      <text:p text:style-name="P42">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3">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text:soft-page-break/>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
      <text:p text:style-name="P71"><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1"><text:span text:style-name="T73">-</text:span><text:span text:style-name="T74">Primeras tecnicas de secuenciación 45 years ago</text:span></text:p>
      <text:p text:style-name="P71"><text:soft-page-break/><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1"><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text:soft-page-break/></text:p>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6">These data suggest also that the circadian clock restricts cell division to a window of time, rather than to a specific time, the metabolic status being responsible for the period variation within this time window.</text:span></text:p>
      <text:p text:style-name="P62"/>
      <text:p text:style-name="P62"><text:span text:style-name="T104">12/12 Cells entered in S phase at ZT7 and exited at ZT16. Cells G2/M were present from ZT10 to ZT19. </text:span><text:span text:style-name="T112">En LD se atrasa y SD se adelanta, con respecto a estos datos en ND</text:span></text:p>
      <text:p text:style-name="P55">-Most genes under investigation (32/37) were rhythmically transcribed.</text:p>
      <text:p text:style-name="P55">-<text:span text:style-name="T105">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text:soft-page-break/>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1">Results</text:p>
      <text:p text:style-name="P81"/>
      <text:p text:style-name="P81"/>
      <text:p text:style-name="P82">Chapter1: ideas: </text:p>
      <text:p text:style-name="P119"><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3"/>
      <text:p text:style-name="P83">Implementación: </text:p>
      <text:p text:style-name="P85"><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21"><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4"/>
      <text:p text:style-name="P87">Caso de estudio 1: RNA-seq analysis de klebsormidium <text:span text:style-name="T114">y haematococcus</text:span>.</text:p>
      <text:p text:style-name="P120">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text:soft-page-break/>Usar como ejemplo el caso de estudio del paper. <text:span text:style-name="T115">Pasa al uso</text:span><text:span text:style-name="T114"> de la interfaz grafica de tauri. </text:span><text:span text:style-name="T115">((añadir figura con el pantallazo de la interfaz)</text:span></text:p>
      <text:p text:style-name="P120"><text:span text:style-name="T115">Menciona los ejemplos de GO y KEGG de la figura final.</text:span><text:span text:style-name="T114"> Comentar al final brevemente algunas conclusiones relevantes que se pudieron sacar gracias a este analisis.</text:span></text:p>
      <text:p text:style-name="P88"><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88"/>
      <text:p text:style-name="P87">Caso de estudio <text:span text:style-name="T123">2</text:span>: Chip-seq analysis de already published data chlamy.</text:p>
      <text:p text:style-name="P89"><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90"/>
      <text:p text:style-name="P91"><text:span text:style-name="T124">Valuation of the contribution of ALGAEFUN with MARACAS to the field</text:span>: </text:p>
      <text:p text:style-name="P86"><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laboratorio </text:span><text:span text:style-name="T43">publicados y no publicados aun (mencionarlos) </text:span><text:span text:style-name="T42">y esperamos que contribuya a la aplicación de técnicas omicas en microalgas.</text:span></text:p>
      <text:p text:style-name="P92"><text:span text:style-name="T126">C</text:span>apitulo 2: transcriptomica. </text:p>
      <text:p text:style-name="P93">supp1 (rna reability), </text:p>
      <text:p text:style-name="P93">fig 1(analisis de ritmicidad),</text:p>
      <text:p text:style-name="P97">Venn y boxplot en una: </text:p>
      <text:p text:style-name="P93"><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27">p-value of 1.45 × 10-4 computed using Mann-Whitney-Wilcoxon test. Gene expression levels are measured as FPKM (Fragments Per Kilobase of transcript per Million fragments mapped).</text:span></text:p>
      <text:p text:style-name="P93"/>
      <text:p text:style-name="P93"/>
      <text:p text:style-name="P116">fig 2 (efecto de free running conditions),</text:p>
      <text:h text:style-name="P134" text:outline-level="1">Modeling a circadian surface para el adelanto de la fase acorte del periodo en DD</text:h>
      <text:p text:style-name="P94"><text:s/>supp 4 (efecto de desincronizacion)</text:p>
      <text:p text:style-name="P72"><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4"><text:span text:style-name="T131"><text:s/></text:span><text:bookmark text:name="jumplink-kiac204-B28"/><text:a xlink:type="simple" xlink:href="javascript:;" text:style-name="Internet_20_link" text:visited-style-name="Visited_20_Internet_20_Link">Graf et al., 2010</text:a>).</text:p>
      <text:p text:style-name="P100">Ll dd en <text:span text:style-name="T24">pajaros</text:span> 353 The Effect of Constant Light and Phase Shifts on a Learned Time-Place Association in Garden Warblers (Sylvia borin): Hourglass or Circadian Clock?</text:p>
      <text:p text:style-name="P100">DE <text:span text:style-name="T24">THALIANA</text:span> Quantitative analysis of regulatory flexibility underchanging environmental conditions</text:p>
      <text:p text:style-name="P122"><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101"><text:span text:style-name="T24">los que coinciden con tauri: ratones</text:span> </text:p>
      <text:p text:style-name="P101">Influence of short-term constant light on phase shift of mouse circadian locomotor activity rhythm induced by agonist and antagonist of serotonin</text:p>
      <text:p text:style-name="P101">Desflurane anesthesia shifts the circadian rhythm phase depending on the time of day of anesthesia</text:p>
      <text:h text:style-name="P135" text:outline-level="1">Circadian Timing: From Genetics to Behavior :</text:h>
      <text:p text:style-name="P95">A commonly used model of circadian disruption is constant light (<text:span text:style-name="T140">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35" text:outline-level="1"><text:bookmark text:name="artTitle"/>Circadian Behaviour in Neuroglobin Deficient Mice</text:h>
      <text:p text:style-name="P67"/>
      <text:p text:style-name="P95"><draw:frame draw:style-name="fr2" draw:name="Imagen1" text:anchor-type="char" svg:width="17cm" svg:height="11.709cm" draw:z-index="0"><draw:image xlink:href="Pictures/100002010000032000000227F6438846F287E983.png" xlink:type="simple" xlink:show="embed" xlink:actuate="onLoad" loext:mime-type="image/png"/></draw:frame><text:soft-page-break/></text:p>
      <text:p text:style-name="P68">Phase shift en LL en corales: Photosynthetic circadian rhythmicity patterns of Symbiodinium, [corrected] the coral endosymbiotic algae </text:p>
      <text:p text:style-name="P68">q<text:span text:style-name="T141">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0"/>
      <text:p text:style-name="P70"/>
      <text:p text:style-name="P102"><text:span text:style-name="T24">CICLO CELULAR:</text:span> S-Phase and M-Phase Timing Are under Independent Circadian Control in the Dinoflagellate Lingulodinium SIMILAR A LO QUE HEMOS visto en LD y SD en tauri, pero en un dinoflagelado. </text:p>
      <text:p text:style-name="P102"><draw:frame draw:style-name="fr1" draw:name="Imagen2" text:anchor-type="char" svg:width="15.222cm" svg:height="14.896cm" draw:z-index="1"><draw:image xlink:href="Pictures/100002010000025F00000252C46ED5CDA9BD249A.png" xlink:type="simple" xlink:show="embed" xlink:actuate="onLoad" loext:mime-type="image/png"/></draw:frame><text:soft-page-break/></text:p>
      <text:p text:style-name="P98">Barplots y l/o plots en otra:</text:p>
      <text:p text:style-name="P98">recordar definicion de proceso circadiano. Por eso ahora analizamos el mantenimiento de la ritmicidad de los niveles de expresion bajo free running conditions. </text:p>
      <text:p text:style-name="P99">One of the main observations is that the maintainance of rhythmic expression profiles is dependent on the photoperiod of entrainment. </text:p>
      <text:p text:style-name="P73"><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6"><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5"><text:soft-page-break/><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79"/>
      <text:p text:style-name="P66">~~~~~~~~~terminar con bona fide</text:p>
      <text:p text:style-name="P73"><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3"/>
      <text:p text:style-name="P78">Su perfil de expresion no se vuelve flat or noisy bajo ninguna de las condiciones estudiadasFIG 22 B Analisis funcional de ellos FIG 22 C comentar con biblio que son los mecanismos mas primitivos. </text:p>
      <text:p text:style-name="P77"/>
      <text:p text:style-name="P65"><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8">(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8"/>
      <text:p text:style-name="P98"/>
      <text:p text:style-name="P115">fig3 (efecto de estacionalidad, cambio de fase, amplitud, y </text:p>
      <text:p text:style-name="P103">Buscar discusion de amplitude reduction and phase anticipation</text:p>
      <text:p text:style-name="P125"><text:span text:style-name="T57">en otros organismos ya se ha visto el phase adaptation al photoperiodo </text:span><text:span text:style-name="T58">as well as effects over amplitude</text:span><text:span text:style-name="T57">: </text:span></text:p>
      <text:p text:style-name="P125"><text:span text:style-name="T57">humanos (</text:span>Seasonal covariation of the circadian phases of rectal temperature and slow wave sleep onset<text:span text:style-name="T143">) (</text:span>Day-night and seasonal variation of human gene expression across tissues<text:span text:style-name="T143">), </text:span></text:p>
      <text:p text:style-name="P125"/>
      <text:p text:style-name="P129">hamster (<text:span text:style-name="T139">Photoperiod differentially regulates the expression of Per1 and ICER in the pars tuberalis and the suprachiasmatic nucleus of the Siberian hamster)</text:span></text:p>
      <text:p text:style-name="P132"/>
      <text:p text:style-name="P129"><text:span text:style-name="T139">rat (</text:span><text:span text:style-name="T144">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45"> </text:span></text:p>
      <text:p text:style-name="P126"><text:span text:style-name="T146">plantas </text:span><text:span text:style-name="T148">y alga: </text:span><text:span text:style-name="T146">(</text:span>Circadian Regulation of the Plant Transcriptome Under Natural Conditions<text:span text:style-name="T146">), </text:span><text:span text:style-name="T147">(Photoperiod-dependent changes in the phase of core clock transcripts and global transcriptional outputs at dawn and dusk in Arabidopsis)</text:span><text:span text:style-name="T146"> </text:span><text:span text:style-name="T147">globally se ve en ambas cambio en la fase pero no en la amplitud. En cambio al fijarse en genes concretos si encuentran cambios en amplitud en algunos pero algunos sube y otros bajan.</text:span></text:p>
      <text:p text:style-name="P126"><text:span text:style-name="T147">C</text:span><text:span text:style-name="T148">hlamy similar, que se ve por ejemplo a CrCO con mas amplitud en SD. (Chlamydomonas CONSTANS and the Evolution of Plant Photoperiodic Signaling)</text:span></text:p>
      <text:p text:style-name="P133"/>
      <text:p text:style-name="P115"><text:soft-page-break/>dobles picos </text:p>
      <text:p text:style-name="P109">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9">An increasing number of genes, namely 1171 genes, presented a more complex rhythmic expression </text:p>
      <text:p text:style-name="P109">pattern cycling twice in a day presenting two expression peaks with an apparent period of 12 hours. </text:p>
      <text:p text:style-name="P109">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9">Adjuntar quizas enlace a youtube para ver el gif?</text:p>
      <text:p text:style-name="P123"><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2">)</text:span><text:span text:style-name="T59">, aunque al reanalizar datos e distintos organismos bajo SD o 12-12 encontramos este mismo patrón en genes similares ortologos en mayor o menor medida</text:span></text:p>
      <text:p text:style-name="P124"><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18"/>
      <text:p text:style-name="P130"><text:soft-page-break/><text:span text:style-name="T69">b</text:span><text:span text:style-name="T70">imodal:</text:span><text:span text:style-name="T61"> </text:span></text:p>
      <text:p text:style-name="P110">en mammals: </text:p>
      <text:p text:style-name="P110">-mice Bimodal Clock Gene Expression in Mouse Suprachiasmatic Nucleus and Peripheral Tissues Under a 7-Hour Light and 5-Hour Dark Schedule</text:p>
      <text:p text:style-name="P110"/>
      <text:p text:style-name="P110">-otros: </text:p>
      <text:p text:style-name="P128"><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31"><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31"><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11">-gorrion: D16:8 this bird had a bimodal pattern with a major activity component after dawn and a minor activity component preceding dusk. (Direct and Circadian Control of Sparrow Behavior by Light and Dark)</text:p>
      <text:p text:style-name="P112"/>
      <text:p text:style-name="P113">en euglena: </text:p>
      <text:p text:style-name="P136"/>
      <text:p text:style-name="P136"/>
      <text:p text:style-name="P113">-bimodal under free running cAMP content Circadian Clock Regulation of the Bimodal Rhythm of Cyclic AMP in Wild-type Euglena</text:p>
      <text:p text:style-name="P113"><text:soft-page-break/></text:p>
      <text:p text:style-name="P113">en plantas:</text:p>
      <text:p text:style-name="P127"><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27"><text:span text:style-name="T61">-</text:span><text:span text:style-name="T67">Maiz: Maize global transcriptomics reveals pervasive leaf diurnal rhythms but rhythms in developing ears are largely limited to the core oscillator </text:span></text:p>
      <text:p text:style-name="P114"/>
      <text:p text:style-name="P113"/>
      <text:p text:style-name="P115">programa trans) ,</text:p>
      <text:p text:style-name="P96">supp 5 y supp 6 (dobles picos y amplitud), supp 7 dobles picos en chlamy, supp 8(programa transcripcional ld), supp9(programa transcription sd)</text:p>
      <text:p text:style-name="P96"/>
      <text:p text:style-name="P117">CAPITULO 3 PROTEOMICA</text:p>
      <text:p text:style-name="P104"/>
      <text:p text:style-name="P105">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06">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69">In order to obtain a deeper understanding of the underlying structure <text:span text:style-name="T153">in our data</text:span> we performed principal components analysis separately over the LD <text:span text:style-name="T154">(Fig. 19-2)</text:span> and SD <text:span text:style-name="T154">(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53">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96">→<text:span text:style-name="T157"> </text:span><text:span text:style-name="T155">DIURNAL PROTEOMICS</text:span></text:p>
      <text:p text:style-name="P107">disminucion rhythmicity prot y trans</text:p>
      <text:p text:style-name="P107"/>
      <text:p text:style-name="P107"/>
      <text:p text:style-name="P107"/>
      <text:p text:style-name="P107">→SEASONAL PROTEOMICS </text:p>
      <text:p text:style-name="P107">mencionar que algunas de las diferencias entre las ondas Sd y LD en el transcriptoma se mantienen en el proteoma <text:s/>de forma global y otras en procesos concretos(reanalizar y <text:span text:style-name="T156">usar circacompare con prot ld y prot sd:</text:span> amplitud, offsets y dobles picos(esta ya se q no pero en procesos sueltos si)</text:p>
      <text:p text:style-name="P107">Decir que en general la unica diferencia entre las ondas descritas por el transcriptoma y el proteoma es el offset, que si eliminamos el offset las ondas coinciden casi a la perfección. FigX.</text:p>
      <text:p text:style-name="P107"/>
      <text:p text:style-name="P108">Offset is affected by seasons</text:p>
      <text:p text:style-name="P108"/>
      <text:p text:style-name="P108"/>
      <text:p text:style-name="P108"/>
      <text:p text:style-name="P108"/>
      <text:p text:style-name="P108"/>
      <text:p text:style-name="P108"/>
      <text:p text:style-name="P107"/>
      <text:p text:style-name="P107"/>
      <text:p text:style-name="P96"/>
      <text:p text:style-name="P96"/>
      <text:p text:style-name="P96"/>
      <text:p text:style-name="P96"/>
      <text:p text:style-name="P153"><text:soft-page-break/>Chapter 4: </text:p>
      <text:p text:style-name="P154">cell cycle</text:p>
      <text:p text:style-name="P145">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63">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50">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40"><text:span text:style-name="T158">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58">El ciclo celular en Ostreococcus tauri consta de una fase G1 sensible a la disponibilidad de nutrientes </text:span><text:span text:style-name="T161">y a la luz</text:span><text:span text:style-name="T158">, durante esta fase la celula crecey y es cuando se toma la decision de si está lista o no para commitment con el cell divions cycle. </text:span><text:span text:style-name="T161">Once cells are commiment, cell cycle progression is not impaired by darkness once cells are commited. </text:span><text:span text:style-name="T158">A esta fase le sigue la fase S </text:span><text:span text:style-name="T159">donde el DNA se duplica, is gated during several hours after dawn, y una fase G2</text:span><text:span text:style-name="T161">{M</text:span><text:span text:style-name="T159"> que es la más corta del ciclo se lleva a cabo la fisionn celular. Estas etapas del cell division cycle se pueden detectar usando citometría de flujo, donde se puede </text:span><text:span text:style-name="T160">estimar</text:span><text:span text:style-name="T159"> como cambia la cantidad de DNA de las células y, thus, </text:span><text:soft-page-break/><text:span text:style-name="T159">como avanzan en el ciclo. Integrar estos datos con multi-omics facilita el entendimiento del proceso a diferentes niveles biologicos/ facilita dissect the molecular mechanisms of </text:span>light-dependent control of cell division</text:p>
      <text:p text:style-name="P144"/>
      <text:p text:style-name="P144"/>
      <text:p text:style-name="P144"/>
      <text:p text:style-name="P151">Ritmicidad de la medida fisiologica</text:p>
      <text:p text:style-name="P140">the CDC is synchronized by day/night cycles and that a timing mechanism, namely the circadian clock, regulates cell division and the transcription of the main cell cycle regulators</text:p>
      <text:p text:style-name="P148">(paper cell cycle)</text:p>
      <text:p text:style-name="P141">circacompare y fotos mas heatmap circular como resultado</text:p>
      <text:p text:style-name="P146"/>
      <text:p text:style-name="P142"><text:span text:style-name="T24">Integracion</text:span>: </text:p>
      <text:p text:style-name="P142"><text:span text:style-name="T24">violoin plots y</text:span> </text:p>
      <text:p text:style-name="P142"/>
      <text:p text:style-name="P152">plots ciclinas y cdkas</text:p>
      <text:p text:style-name="P148">paper sphase</text:p>
      <text:p text:style-name="P146"><text:span text:style-name="T162">cita</text:span> 21</text:p>
      <text:p text:style-name="P143">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58">in both limiting and non-limiting conditions. CDKA and CyclinA transcripts were detected first, accumulating as early as two hours after light on, closely followed by Rb, CyclinD and CDKB mRNAs.</text:span></text:p>
      <text:p text:style-name="P147">G1 regulators : CDKA, CyclinA and Rb. Western de CDKA en 1212</text:p>
      <text:p text:style-name="P139">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49"><text:soft-page-break/>Ciclina A se expresa a la misma hora bajo distintas condiciones limitantes, suggesting que su expression esta regulada por el reloj y es independiente del metabolic status-→ cAMP.</text:p>
      <text:p text:style-name="P149"/>
      <text:p text:style-name="P139"/>
      <text:p text:style-name="P139">Fotosintesis </text:p>
      <text:p text:style-name="P138"/>
      <text:p text:style-name="P138">carotenoides </text:p>
      <text:p text:style-name="P138"/>
      <text:p text:style-name="P138">nitrogeno</text:p>
      <text:p text:style-name="P138"/>
      <text:p text:style-name="P138">almidon</text:p>
      <text:p text:style-name="P1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2-19T17:31:41.400340493</dc:date>
    <meta:editing-duration>P9DT17H32M31S</meta:editing-duration>
    <meta:editing-cycles>61</meta:editing-cycles>
    <meta:generator>LibreOffice/6.4.7.2$Linux_X86_64 LibreOffice_project/40$Build-2</meta:generator>
    <meta:document-statistic meta:table-count="0" meta:image-count="2" meta:object-count="0" meta:page-count="30" meta:paragraph-count="267" meta:word-count="10935" meta:character-count="71264" meta:non-whitespace-character-count="60517"/>
  </office:meta>
</office:document-meta>
</file>